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FacesContext.clearScriptsAndPop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bagoFacesContext.isAj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getScriptBl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getAjaxCompon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getPop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getOnload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getStyl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getOnexit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setEnctype( String en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getEn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setAjax( boolean aj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getOnunload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getStyleBl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setAjaxComponentId( String ajaxCompon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TobagoFacesContext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obagoFacesContext.getScrip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FacesContext.getOnsubmit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